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15%"/>
      <style:text-properties style:font-name="FreeMono" officeooo:rsid="00025d92" officeooo:paragraph-rsid="00025d92"/>
    </style:style>
    <style:style style:name="T1" style:family="text">
      <style:text-properties officeooo:rsid="0006670c"/>
    </style:style>
    <style:style style:name="T2" style:family="text">
      <style:text-properties officeooo:rsid="000c8caf"/>
    </style:style>
    <style:style style:name="T3" style:family="text">
      <style:text-properties officeooo:rsid="0011a49a"/>
    </style:style>
    <style:style style:name="T4" style:family="text">
      <style:text-properties officeooo:rsid="0016465e"/>
    </style:style>
    <style:style style:name="T5" style:family="text">
      <style:text-properties officeooo:rsid="001cf48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GS200</text:p>
      <text:p text:style-name="P1">Final: Identification Terms</text:p>
      <text:p text:style-name="P1"/>
      <text:p text:style-name="P1"><text:tab/><text:span text:style-name="T1">A refugee is a person who seeks shelter in a country other than their own from war or disaster. Refugees have a well-founded fear of persecution or violence and cannot safely return to their home country. The movement of refugees can create stresses, as we've discussed with the Syrian refugees who have fled civil war in their country and now pose a problem for European countries who are struggling to accept and process so many people.</text:span></text:p>
      <text:p text:style-name="P1"/>
      <text:p text:style-name="P1"><text:tab/><text:span text:style-name="T2">Contact tracers play an important role in epidemiology by finding and tracking people potentially exposed to infectious disease by another person. As we discussed in class, contact tracers can be placed at higher risk by having to operate with less safety gear in order to effectively interact with communities dealing with an epidemic. In cases such as the Ebola outbreak in Nigeria's Lagos, where population density is high, contact tracers helped to deter a more disastrous outcome.</text:span></text:p>
      <text:p text:style-name="P1"/>
      <text:p text:style-name="P1"><text:tab/><text:span text:style-name="T3">Spillover diseases occur when a strain specific to an animal is able to adapt and infect humans. Spillovers can become more prevalent when human populations and animals are pushed into contact due to urban development or deforestation. The Ebola outbreak we reviewed in class was traced back to a spillover event when a child contacted an infected bat.</text:span></text:p>
      <text:p text:style-name="P1"/>
      <text:p text:style-name="P1"><text:tab/><text:span text:style-name="T4">Deforestation is the practice of cutting down all of the trees in an area of forest in order to sell the lumber and re-purpose the land for development, farming, cattle, etc. In class we discussed how deforestation of the Amazon forest could drastically affect the environment, result in extinction of species that live in the forest, and displace indigenous people. On the other hand, deforestation provides a lot of economic incentive, as a politician highlighted with the running promise of a chainsaw for everyone.</text:span></text:p>
      <text:p text:style-name="P1"/>
      <text:p text:style-name="P1"><text:tab/><text:span text:style-name="T5">Hydraulic fracturing is the practice of using extreme pressure to break underground rock and access natural gas and petroleum trapped inside. Recently, hydraulic fracturing has grown as a subsidized competitor to foreign oil for America, driving the cost of gasoline down. The practice isn't without conflict though, as we discussed briefly how hydraulic fracturing can be attributed to earthquakes and water contamin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22:44:50.535143888</meta:creation-date>
    <dc:date>2016-11-28T11:32:28.034107478</dc:date>
    <meta:editing-duration>PT38M31S</meta:editing-duration>
    <meta:editing-cycles>15</meta:editing-cycles>
    <meta:generator>LibreOffice/5.2.3.3$Linux_X86_64 LibreOffice_project/20m0$Build-3</meta:generator>
    <meta:document-statistic meta:table-count="0" meta:image-count="0" meta:object-count="0" meta:page-count="1" meta:paragraph-count="8" meta:word-count="363" meta:character-count="2270" meta:non-whitespace-character-count="1909"/>
  </office:meta>
</office:document-meta>
</file>